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OpenSymbol" svg:font-family="OpenSymbol"/>
    <style:font-face style:name="Tahoma3" svg:font-family="Tahoma"/>
    <style:font-face style:name="Share-TechMono" svg:font-family="Share-TechMono" style:font-adornments="Regular" style:font-pitch="fixed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adornments="Regular" style:font-pitch="variable"/>
    <style:font-face style:name="Share-Regular1" svg:font-family="Share-Regular" style:font-pitch="variable"/>
    <style:font-face style:name="Share-Regular" svg:font-family="Share-Regular" style:font-adornments="Regular" style:font-pitch="variable"/>
    <style:font-face style:name="Share-TechMono1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2f3b" officeooo:paragraph-rsid="000f2f3b"/>
    </style:style>
    <style:style style:name="P2" style:family="paragraph" style:parent-style-name="Code_20_Comment">
      <style:text-properties officeooo:paragraph-rsid="0013e0c5"/>
    </style:style>
    <style:style style:name="P3" style:family="paragraph" style:parent-style-name="Code_20_Base">
      <style:text-properties officeooo:paragraph-rsid="0013e0c5"/>
    </style:style>
    <style:style style:name="P4" style:family="paragraph" style:parent-style-name="Standard">
      <style:paragraph-properties>
        <style:tab-stops>
          <style:tab-stop style:position="25.543cm" style:type="right"/>
        </style:tab-stops>
      </style:paragraph-properties>
      <style:text-properties officeooo:paragraph-rsid="0026735f"/>
    </style:style>
    <style:style style:name="P5" style:family="paragraph" style:parent-style-name="Standard">
      <style:paragraph-properties fo:text-align="end" style:justify-single-word="false">
        <style:tab-stops>
          <style:tab-stop style:position="25.543cm" style:type="right"/>
        </style:tab-stops>
      </style:paragraph-properties>
      <style:text-properties officeooo:rsid="0026735f" officeooo:paragraph-rsid="0026735f"/>
    </style:style>
    <style:style style:name="P6" style:family="paragraph" style:parent-style-name="Code_20_Comment">
      <style:text-properties officeooo:paragraph-rsid="0026735f"/>
    </style:style>
    <style:style style:name="P7" style:family="paragraph" style:parent-style-name="Code_20_Comment">
      <style:text-properties fo:language="en" fo:country="GB" officeooo:paragraph-rsid="0026735f"/>
    </style:style>
    <style:style style:name="P8" style:family="paragraph" style:parent-style-name="Code_20_Comment">
      <style:text-properties officeooo:paragraph-rsid="002793b2"/>
    </style:style>
    <style:style style:name="P9" style:family="paragraph" style:parent-style-name="Code_20_Base">
      <style:text-properties officeooo:paragraph-rsid="0026735f"/>
    </style:style>
    <style:style style:name="P10" style:family="paragraph" style:parent-style-name="Code_20_Base">
      <style:text-properties officeooo:paragraph-rsid="002793b2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000000" fo:font-size="9pt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  <style:text-properties fo:color="#000000"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000000" fo:font-size="9pt" style:font-size-asian="9pt" style:font-size-complex="9pt"/>
    </style:style>
    <style:style style:name="P16" style:family="paragraph">
      <style:paragraph-properties style:text-autospace="none"/>
    </style:style>
    <style:style style:name="P17" style:family="paragraph">
      <loext:graphic-properties draw:fill="none" draw:fill-color="#ffffff"/>
      <style:paragraph-properties style:text-autospace="none" style:writing-mode="lr-tb"/>
      <style:text-properties fo:color="#000000" fo:font-size="9pt" style:font-size-asian="9pt" style:font-size-complex="9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3e0c5"/>
    </style:style>
    <style:style style:name="T3" style:family="text">
      <style:text-properties fo:language="en" fo:country="GB" officeooo:rsid="001b0112"/>
    </style:style>
    <style:style style:name="T4" style:family="text">
      <style:text-properties fo:language="en" fo:country="GB" officeooo:rsid="001fd586"/>
    </style:style>
    <style:style style:name="T5" style:family="text">
      <style:text-properties fo:language="en" fo:country="GB" officeooo:rsid="00200f4c"/>
    </style:style>
    <style:style style:name="T6" style:family="text">
      <style:text-properties fo:language="en" fo:country="GB" officeooo:rsid="0024b4cb"/>
    </style:style>
    <style:style style:name="T7" style:family="text">
      <style:text-properties fo:language="en" fo:country="GB" officeooo:rsid="0026735f"/>
    </style:style>
    <style:style style:name="T8" style:family="text">
      <style:text-properties fo:language="en" fo:country="GB" officeooo:rsid="002793b2"/>
    </style:style>
    <style:style style:name="T9" style:family="text">
      <style:text-properties style:font-name="Share-TechMono1" fo:language="en" fo:country="GB" style:font-name-complex="Courier New"/>
    </style:style>
    <style:style style:name="T10" style:family="text">
      <style:text-properties style:font-name="Share-TechMono1" fo:language="en" fo:country="GB" officeooo:rsid="0013e0c5" style:font-name-complex="Courier New"/>
    </style:style>
    <style:style style:name="T11" style:family="text">
      <style:text-properties style:font-name="Share-TechMono1" fo:language="en" fo:country="GB" officeooo:rsid="0029d96c" style:font-name-complex="Courier New"/>
    </style:style>
    <style:style style:name="T12" style:family="text">
      <style:text-properties style:font-name="Share-TechMono1" style:font-name-complex="Courier New"/>
    </style:style>
    <style:style style:name="T13" style:family="text">
      <style:text-properties fo:language="fr" fo:country="FR"/>
    </style:style>
    <style:style style:name="T14" style:family="text">
      <style:text-properties officeooo:rsid="00115f34"/>
    </style:style>
    <style:style style:name="T15" style:family="text">
      <style:text-properties officeooo:rsid="0013e0c5"/>
    </style:style>
    <style:style style:name="T16" style:family="text">
      <style:text-properties style:font-name="Share-Regular1"/>
    </style:style>
    <style:style style:name="T17" style:family="text">
      <style:text-properties style:font-name="Share-Regular1" fo:language="en" fo:country="GB"/>
    </style:style>
    <style:style style:name="T18" style:family="text">
      <style:text-properties style:font-name="Share-Regular1" fo:language="en" fo:country="GB" officeooo:rsid="0026735f"/>
    </style:style>
    <style:style style:name="T19" style:family="text">
      <style:text-properties officeooo:rsid="0026735f"/>
    </style:style>
    <style:style style:name="T20" style:family="text">
      <style:text-properties officeooo:rsid="002793b2"/>
    </style:style>
    <style:style style:name="T21" style:family="text">
      <style:text-properties fo:color="#000000" style:font-name="Share-Regular1" fo:font-size="9pt" fo:language="en" fo:country="GB" style:font-name-asian="SimSun" style:font-size-asian="9pt" style:language-asian="zh" style:country-asian="CN" style:font-name-complex="Arial" style:font-size-complex="9pt" style:language-complex="ar" style:country-complex="SA"/>
    </style:style>
    <style:style style:name="T22" style:family="text">
      <style:text-properties fo:color="#000000" style:font-name="Share-Regular1" fo:font-size="9pt" fo:language="en" fo:country="GB" fo:font-weight="normal" style:font-name-asian="SimSun" style:font-size-asian="9pt" style:language-asian="zh" style:country-asian="CN" style:font-weight-asian="normal" style:font-name-complex="Arial" style:font-size-complex="9pt" style:language-complex="ar" style:country-complex="SA" style:font-weight-complex="normal"/>
    </style:style>
    <style:style style:name="T23" style:family="text">
      <style:text-properties fo:color="#000000" style:font-name="Share-Regular1" fo:font-size="9pt" fo:language="en" fo:country="GB" fo:font-style="italic" fo:font-weight="normal" style:font-name-asian="SimSun" style:font-size-asian="9pt" style:language-asian="zh" style:country-asian="CN" style:font-style-asian="italic" style:font-weight-asian="normal" style:font-name-complex="Arial" style:font-size-complex="9pt" style:language-complex="ar" style:country-complex="SA" style:font-style-complex="italic" style:font-weight-complex="normal"/>
    </style:style>
    <style:style style:name="T24" style:family="text">
      <style:text-properties fo:color="#000000" style:font-name="Share-Regular1" fo:font-size="9pt" fo:language="en" fo:country="GB" style:font-name-asian="SimSun" style:font-size-asian="9pt" style:language-asian="zh" style:country-asian="CN" style:font-name-complex="Times New Roman" style:font-size-complex="9pt" style:language-complex="ar" style:country-complex="SA"/>
    </style:style>
    <style:style style:name="T25" style:family="text">
      <style:text-properties fo:color="#000000" style:font-name="Share-Regular1" fo:font-size="9pt" fo:language="en" fo:country="GB" fo:font-weight="bold" style:font-name-asian="SimSun" style:font-size-asian="9pt" style:language-asian="zh" style:country-asian="CN" style:font-weight-asian="bold" style:font-name-complex="Arial" style:font-size-complex="9pt" style:language-complex="ar" style:country-complex="SA" style:font-weight-complex="bold"/>
    </style:style>
    <style:style style:name="T26" style:family="text">
      <style:text-properties fo:color="#000000" style:font-name="Share-Regular1" fo:font-size="9pt" fo:language="en" fo:country="GB" fo:font-style="italic" style:font-name-asian="SimSun" style:font-size-asian="9pt" style:language-asian="zh" style:country-asian="CN" style:font-style-asian="italic" style:font-name-complex="Times New Roman" style:font-size-complex="9pt" style:language-complex="ar" style:country-complex="SA" style:font-style-complex="italic"/>
    </style:style>
    <style:style style:name="T27" style:family="text">
      <style:text-properties fo:color="#000000" style:font-name="Share-Regular1" fo:font-size="9pt" fo:language="en" fo:country="GB" fo:font-style="italic" style:font-name-asian="SimSun" style:font-size-asian="9pt" style:language-asian="zh" style:country-asian="CN" style:font-style-asian="italic" style:font-name-complex="Arial" style:font-size-complex="9pt" style:language-complex="ar" style:country-complex="SA" style:font-style-complex="italic"/>
    </style:style>
    <style:style style:name="fr1" style:family="graphic" style:parent-style-name="Frame">
      <style:graphic-properties style:vertical-pos="from-top" style:vertical-rel="page" style:horizontal-pos="from-left" style:horizontal-rel="page" loext:rel-width-rel="paragraph"/>
    </style:style>
    <style:style style:name="Sect1" style:family="section">
      <style:section-properties fo:margin-left="6.096cm" fo:margin-right="0.025cm"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5cm" svg:stroke-color="#ff8600" draw:fill="none" draw:fill-color="#ffffff" draw:textarea-horizontal-align="justify" draw:textarea-vertical-align="middle" draw:auto-grow-height="false" draw:auto-grow-width="false" fo:padding-top="0.139cm" fo:padding-bottom="0.139cm" fo:padding-left="0.266cm" fo:padding-right="0.13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5cm" svg:stroke-color="#ff8600" draw:fill="none" draw:fill-color="#ffffff" draw:textarea-horizontal-align="justify" draw:textarea-vertical-align="middle" draw:auto-grow-height="false" draw:auto-grow-width="false" fo:padding-top="0.139cm" fo:padding-bottom="0.139cm" fo:padding-left="0.229cm" fo:padding-right="0.13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vg:stroke-width="0.025cm" svg:stroke-color="#ff8600" draw:fill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5cm" svg:stroke-color="#ff8600" draw:fill="none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cm" svg:y="38.672cm" svg:width="25.693cm" style:rel-width="100%" draw:z-index="0">
        <draw:text-box fo:min-height="1.39cm">
          <text:p text:style-name="P5"><text:span text:style-name="T16">Full PSR-2 Coding standard<text:tab/></text:span><text:a xlink:type="simple" xlink:href="https://github.com/php-fig/fig-standards/blob/master/accepted/PSR-2-coding-style-guide.md" text:style-name="Internet_20_link" text:visited-style-name="Visited_20_Internet_20_Link">https://github.com/php-fig/fig-standards/blob/master/accepted/PSR-2-coding-style-guide.md</text:a></text:p>
          <text:p text:style-name="P4"><text:span text:style-name="T16">Also</text:span><text:span text:style-name="T17"> check out the latest documentation:<text:tab/></text:span><text:a xlink:type="simple" xlink:href="http://flowframework.readthedocs.org/en/stable/TheDefinitiveGuide/PartV/CodingGuideLines/index.html" text:style-name="Internet_20_link" text:visited-style-name="Visited_20_Internet_20_Link"><text:span text:style-name="T18">http://flowframework.readthedocs.org/en/stable/TheDefinitiveGuide/PartV/CodingGuideLines/index.html</text:span></text:a></text:p>
        </draw:text-box>
      </draw:frame>
      <draw:frame text:anchor-type="page" text:anchor-page-number="1" draw:z-index="1" draw:style-name="gr1" draw:text-style-name="P12" svg:width="5.081cm" svg:height="1.525cm" svg:x="22.606cm" svg:y="9.92cm">
        <draw:text-box>
          <text:p text:style-name="P11"><text:span text:style-name="T21">Description of the class. Make it as long as needed, feel free to explain how to use it.</text:span></text:p>
        </draw:text-box>
      </draw:frame>
      <draw:frame text:anchor-type="page" text:anchor-page-number="1" draw:z-index="2" draw:style-name="gr1" draw:text-style-name="P13" svg:width="5.081cm" svg:height="1.525cm" svg:x="2.007cm" svg:y="4.262cm">
        <draw:text-box>
          <text:p text:style-name="P11"><text:span text:style-name="T22">Namespace starts with vendor name followed by package key (name) and subparts as needed</text:span></text:p>
        </draw:text-box>
      </draw:frame>
      <draw:frame text:anchor-type="page" text:anchor-page-number="1" draw:z-index="3" draw:style-name="gr2" draw:text-style-name="P12" svg:width="5.081cm" svg:height="2.49cm" svg:x="22.606cm" svg:y="11.603cm">
        <draw:text-box>
          <text:p text:style-name="P11"><text:span text:style-name="T21">UpperCamelCase class name. Class names should be nouns.</text:span></text:p>
          <text:p text:style-name="P11"><text:span text:style-name="T21">In other packages, import \Acme\TestPackage\UniverseAnalyzer and refer to it as UniverseAnalyer.</text:span></text:p>
        </draw:text-box>
      </draw:frame>
      <draw:frame text:anchor-type="page" text:anchor-page-number="1" draw:z-index="4" draw:style-name="gr1" draw:text-style-name="P12" svg:width="5.081cm" svg:height="0.666cm" svg:x="2.013cm" svg:y="36.916cm">
        <draw:text-box>
          <text:p text:style-name="P11"><text:span text:style-name="T21">Opening brace on the next line</text:span></text:p>
        </draw:text-box>
      </draw:frame>
      <draw:frame text:anchor-type="page" text:anchor-page-number="1" draw:z-index="5" draw:style-name="gr1" draw:text-style-name="P12" svg:width="5.081cm" svg:height="1.867cm" svg:x="2.007cm" svg:y="12.848cm">
        <draw:text-box>
          <text:p text:style-name="P11"><text:span text:style-name="T21">Use</text:span><text:span text:style-name="T23"> @var</text:span><text:span text:style-name="T21"> tag. Optional description goes in the first comment line followed by a blank comment line.</text:span></text:p>
        </draw:text-box>
      </draw:frame>
      <draw:frame text:anchor-type="page" text:anchor-page-number="1" draw:z-index="6" draw:style-name="gr1" draw:text-style-name="P15" svg:width="5.081cm" svg:height="0.636cm" svg:x="2.007cm" svg:y="24.114cm">
        <draw:text-box>
          <text:p text:style-name="P14"><text:span text:style-name="T21">Indent with spaces.</text:span></text:p>
        </draw:text-box>
      </draw:frame>
      <draw:frame text:anchor-type="page" text:anchor-page-number="1" draw:z-index="7" draw:style-name="gr1" draw:text-style-name="P12" svg:width="5.081cm" svg:height="2.186cm" svg:x="2.007cm" svg:y="25.552cm">
        <draw:text-box>
          <text:p text:style-name="P11"><text:span text:style-name="T22">Multiline conditions:</text:span></text:p>
          <text:p text:style-name="P11"><text:span text:style-name="T21">Indent them and add a extra indent to following code. Put the boolean operators at beginning of line.</text:span></text:p>
        </draw:text-box>
      </draw:frame>
      <draw:frame text:anchor-type="page" text:anchor-page-number="1" draw:z-index="8" draw:style-name="gr1" draw:text-style-name="P12" svg:width="5.081cm" svg:height="1.525cm" svg:x="22.606cm" svg:y="29.18cm">
        <draw:text-box>
          <text:p text:style-name="P11"><text:span text:style-name="T21">Write what went wrong, give helpful details and give a hint for a possible solution.</text:span></text:p>
        </draw:text-box>
      </draw:frame>
      <draw:frame text:anchor-type="page" text:anchor-page-number="1" draw:z-index="9" draw:style-name="gr1" draw:text-style-name="P12" svg:width="5.081cm" svg:height="1.017cm" svg:x="22.606cm" svg:y="27.929cm">
        <draw:text-box>
          <text:p text:style-name="P11"><text:span text:style-name="T21">UNIX timestamp at time of writing the throw clause.</text:span></text:p>
        </draw:text-box>
      </draw:frame>
      <draw:frame text:anchor-type="page" text:anchor-page-number="1" draw:z-index="10" draw:style-name="gr1" draw:text-style-name="P12" svg:width="5.081cm" svg:height="1.019cm" svg:x="22.606cm" svg:y="19.74cm">
        <draw:text-box>
          <text:p text:style-name="P11"><text:span text:style-name="T21">Description of the method. Make it as long as needed</text:span><text:span text:style-name="T24">.</text:span></text:p>
        </draw:text-box>
      </draw:frame>
      <draw:frame text:anchor-type="page" text:anchor-page-number="1" draw:z-index="11" draw:style-name="gr1" draw:text-style-name="P12" svg:width="5.081cm" svg:height="0.636cm" svg:x="22.606cm" svg:y="23.544cm">
        <draw:text-box>
          <text:p><text:span text:style-name="T21">Use type hinting</text:span></text:p>
        </draw:text-box>
      </draw:frame>
      <draw:frame text:anchor-type="page" text:anchor-page-number="1" draw:z-index="12" draw:style-name="gr1" draw:text-style-name="P17" svg:width="5.081cm" svg:height="1.788cm" svg:x="22.606cm" svg:y="33.969cm">
        <draw:text-box>
          <text:p text:style-name="P16"><text:span text:style-name="T21">Methods returning boolean values should start with “has” or “is”. Other getters should start with “get“.</text:span></text:p>
        </draw:text-box>
      </draw:frame>
      <draw:frame text:anchor-type="page" text:anchor-page-number="1" draw:z-index="13" draw:style-name="gr1" draw:text-style-name="P17" svg:width="5.081cm" svg:height="1.017cm" svg:x="22.606cm" svg:y="31.868cm">
        <draw:text-box>
          <text:p text:style-name="P16"><text:span text:style-name="T21">Setter methods should start with “set”.</text:span></text:p>
        </draw:text-box>
      </draw:frame>
      <draw:frame text:anchor-type="page" text:anchor-page-number="1" draw:z-index="14" draw:style-name="gr1" draw:text-style-name="P17" svg:width="5.081cm" svg:height="0.636cm" svg:x="22.606cm" svg:y="22.14cm">
        <draw:text-box>
          <text:p text:style-name="P16"><text:span text:style-name="T21">Method names should be verbs.</text:span></text:p>
        </draw:text-box>
      </draw:frame>
      <draw:frame text:anchor-type="page" text:anchor-page-number="1" draw:z-index="15" draw:style-name="gr1" draw:text-style-name="P12" svg:width="5.081cm" svg:height="1.525cm" svg:x="2.007cm" svg:y="30.653cm">
        <draw:text-box>
          <text:p text:style-name="P11"><text:span text:style-name="T23">@return</text:span><text:span text:style-name="T25"> </text:span><text:span text:style-name="T21">tag with type, even if it is “void”. Only __construct() has no return tag.</text:span></text:p>
        </draw:text-box>
      </draw:frame>
      <draw:frame text:anchor-type="page" text:anchor-page-number="1" draw:z-index="16" draw:style-name="gr1" draw:text-style-name="P12" svg:width="5.081cm" svg:height="0.636cm" svg:x="2.007cm" svg:y="34.909cm">
        <draw:text-box>
          <text:p text:style-name="P11"><text:span text:style-name="T23">@api </text:span><text:span text:style-name="T21">tag defines public API</text:span></text:p>
        </draw:text-box>
      </draw:frame>
      <draw:frame text:anchor-type="page" text:anchor-page-number="1" draw:z-index="17" draw:style-name="gr1" draw:text-style-name="P12" svg:width="5.081cm" svg:height="2.701cm" svg:x="2.007cm" svg:y="6.985cm">
        <draw:text-box>
          <text:p text:style-name="P11"><text:span text:style-name="T24">One </text:span><text:span text:style-name="T26">use</text:span><text:span text:style-name="T24"> statement per line.</text:span></text:p>
          <text:p text:style-name="P11"><text:span text:style-name="T24">One </text:span><text:span text:style-name="T26">use </text:span><text:span text:style-name="T24">statement per namespace.</text:span></text:p>
          <text:p text:style-name="P11"><text:span text:style-name="T21">Order statements alphabetically.</text:span></text:p>
          <text:p text:style-name="P11"><text:span text:style-name="T21">Don't import namespaces unless you use them.</text:span></text:p>
        </draw:text-box>
      </draw:frame>
      <draw:frame text:anchor-type="page" text:anchor-page-number="1" draw:z-index="18" draw:style-name="gr1" draw:text-style-name="P12" svg:width="5.081cm" svg:height="1.216cm" svg:x="2.007cm" svg:y="10.758cm">
        <draw:text-box>
          <text:p text:style-name="P11"><text:span text:style-name="T21">No empty line between DocComment and class, member var or method.</text:span></text:p>
        </draw:text-box>
      </draw:frame>
      <draw:frame text:anchor-type="page" text:anchor-page-number="1" draw:z-index="19" draw:style-name="gr1" draw:text-style-name="P12" svg:width="5.081cm" svg:height="1.525cm" svg:x="2.007cm" svg:y="16.882cm">
        <draw:text-box>
          <text:p text:style-name="P11"><text:span text:style-name="T24">Prefer relative namespaces, unless Fully Qualified Namespace is more readable</text:span></text:p>
        </draw:text-box>
      </draw:frame>
      <draw:frame text:anchor-type="page" text:anchor-page-number="1" draw:z-index="20" draw:style-name="gr1" draw:text-style-name="P12" svg:width="5.081cm" svg:height="0.909cm" svg:x="2.007cm" svg:y="21.699cm">
        <draw:text-box>
          <text:p text:style-name="P11"><text:span text:style-name="T21">Param tag: type, name, description.</text:span></text:p>
        </draw:text-box>
      </draw:frame>
      <draw:frame text:anchor-type="page" text:anchor-page-number="1" draw:z-index="21" draw:style-name="gr1" draw:text-style-name="P12" svg:width="5.081cm" svg:height="2.16cm" svg:x="22.606cm" svg:y="25.183cm">
        <draw:text-box>
          <text:p text:style-name="P11"><text:span text:style-name="T21">Only use inline </text:span><text:span text:style-name="T23">@var </text:span><text:span text:style-name="T21">annotations when type can't be derived (like in an array of objects) to increase readability and trigger IDE auto-completion.</text:span></text:p>
        </draw:text-box>
      </draw:frame>
      <draw:frame text:anchor-type="page" text:anchor-page-number="1" draw:z-index="22" draw:style-name="gr1" draw:text-style-name="P12" svg:width="5.081cm" svg:height="1.525cm" svg:x="22.606cm" svg:y="14.249cm">
        <draw:text-box>
          <text:p><text:span text:style-name="T21">List </text:span><text:span text:style-name="T23">@Flow\* </text:span><text:span text:style-name="T21">before other tags: </text:span><text:span text:style-name="T27">@var, @param, @return, @throws, @api, @since, @deprecated</text:span></text:p>
        </draw:text-box>
      </draw:frame>
      <draw:line text:anchor-type="page" text:anchor-page-number="1" draw:z-index="23" draw:style-name="gr3" draw:text-style-name="P18" svg:x1="19.632cm" svg:y1="10.229cm" svg:x2="22.606cm" svg:y2="11.104cm">
        <text:p/>
      </draw:line>
      <draw:line text:anchor-type="page" text:anchor-page-number="1" draw:z-index="24" draw:style-name="gr3" draw:text-style-name="P18" svg:x1="7.087cm" svg:y1="22.085cm" svg:x2="9.332cm" svg:y2="22.085cm">
        <text:p/>
      </draw:line>
      <draw:line text:anchor-type="page" text:anchor-page-number="1" draw:z-index="25" draw:style-name="gr3" draw:text-style-name="P18" svg:x1="7.087cm" svg:y1="8.336cm" svg:x2="8.078cm" svg:y2="8.336cm">
        <text:p/>
      </draw:line>
      <draw:line text:anchor-type="page" text:anchor-page-number="1" draw:z-index="26" draw:style-name="gr3" draw:text-style-name="P18" svg:x1="11.516cm" svg:y1="11.843cm" svg:x2="22.607cm" svg:y2="12.011cm">
        <text:p/>
      </draw:line>
      <draw:line text:anchor-type="page" text:anchor-page-number="1" draw:z-index="27" draw:style-name="gr3" draw:text-style-name="P19" svg:x1="12.153cm" svg:y1="13.684cm" svg:x2="22.608cm" svg:y2="14.968cm">
        <text:p/>
      </draw:line>
      <draw:line text:anchor-type="page" text:anchor-page-number="1" draw:z-index="28" draw:style-name="gr3" draw:text-style-name="P18" svg:x1="7.087cm" svg:y1="11.377cm" svg:x2="8.833cm" svg:y2="11.377cm">
        <text:p/>
      </draw:line>
      <draw:line text:anchor-type="page" text:anchor-page-number="1" draw:z-index="29" draw:style-name="gr3" draw:text-style-name="P18" svg:x1="17.12cm" svg:y1="22.41cm" svg:x2="22.606cm" svg:y2="20.249cm">
        <text:p/>
      </draw:line>
      <draw:line text:anchor-type="page" text:anchor-page-number="1" draw:z-index="30" draw:style-name="gr3" draw:text-style-name="P19" svg:x1="7.088cm" svg:y1="14.059cm" svg:x2="9.329cm" svg:y2="14.059cm">
        <text:p/>
      </draw:line>
      <draw:line text:anchor-type="page" text:anchor-page-number="1" draw:z-index="31" draw:style-name="gr3" draw:text-style-name="P18" svg:x1="7.087cm" svg:y1="17.614cm" svg:x2="10.611cm" svg:y2="21.472cm">
        <text:p/>
      </draw:line>
      <draw:line text:anchor-type="page" text:anchor-page-number="1" draw:z-index="32" draw:style-name="gr3" draw:text-style-name="P18" svg:x1="7.082cm" svg:y1="26.804cm" svg:x2="10.289cm" svg:y2="26.437cm">
        <text:p/>
      </draw:line>
      <draw:line text:anchor-type="page" text:anchor-page-number="1" draw:z-index="33" draw:style-name="gr3" draw:text-style-name="P18" svg:x1="7.082cm" svg:y1="31.417cm" svg:x2="9.386cm" svg:y2="30.577cm">
        <text:p/>
      </draw:line>
      <draw:line text:anchor-type="page" text:anchor-page-number="1" draw:z-index="34" draw:style-name="gr3" draw:text-style-name="P18" svg:x1="7.082cm" svg:y1="35.225cm" svg:x2="9.199cm" svg:y2="34.666cm">
        <text:p/>
      </draw:line>
      <draw:line text:anchor-type="page" text:anchor-page-number="1" draw:z-index="35" draw:style-name="gr3" draw:text-style-name="P18" svg:x1="7.093cm" svg:y1="37.166cm" svg:x2="8.7cm" svg:y2="35.758cm">
        <text:p/>
      </draw:line>
      <draw:line text:anchor-type="page" text:anchor-page-number="1" draw:z-index="36" draw:style-name="gr3" draw:text-style-name="P18" svg:x1="13.836cm" svg:y1="23.25cm" svg:x2="22.606cm" svg:y2="22.479cm">
        <text:p/>
      </draw:line>
      <draw:line text:anchor-type="page" text:anchor-page-number="1" draw:z-index="37" draw:style-name="gr3" draw:text-style-name="P18" svg:x1="18.949cm" svg:y1="23.659cm" svg:x2="22.606cm" svg:y2="23.894cm">
        <text:p/>
      </draw:line>
      <draw:line text:anchor-type="page" text:anchor-page-number="1" draw:z-index="38" draw:style-name="gr3" draw:text-style-name="P18" svg:x1="16.722cm" svg:y1="25.024cm" svg:x2="22.606cm" svg:y2="26.298cm">
        <text:p/>
      </draw:line>
      <draw:line text:anchor-type="page" text:anchor-page-number="1" draw:z-index="39" draw:style-name="gr3" draw:text-style-name="P18" svg:x1="14.176cm" svg:y1="35.075cm" svg:x2="22.606cm" svg:y2="34.8cm">
        <text:p/>
      </draw:line>
      <draw:line text:anchor-type="page" text:anchor-page-number="1" draw:z-index="40" draw:style-name="gr3" draw:text-style-name="P18" svg:x1="20.791cm" svg:y1="27.931cm" svg:x2="22.606cm" svg:y2="28.261cm">
        <text:p/>
      </draw:line>
      <draw:line text:anchor-type="page" text:anchor-page-number="1" draw:z-index="41" draw:style-name="gr3" draw:text-style-name="P18" svg:x1="12.472cm" svg:y1="31.54cm" svg:x2="22.607cm" svg:y2="32.233cm">
        <text:p/>
      </draw:line>
      <draw:line text:anchor-type="page" text:anchor-page-number="1" draw:z-index="42" draw:style-name="gr4" draw:text-style-name="P18" svg:x1="7.082cm" svg:y1="5.015cm" svg:x2="8.073cm" svg:y2="5.013cm">
        <text:p/>
      </draw:line>
      <draw:line text:anchor-type="page" text:anchor-page-number="1" draw:z-index="43" draw:style-name="gr3" draw:text-style-name="P18" svg:x1="7.082cm" svg:y1="17.321cm" svg:x2="10.231cm" svg:y2="14.058cm">
        <text:p/>
      </draw:line>
      <draw:frame text:anchor-type="page" text:anchor-page-number="1" draw:z-index="44" draw:style-name="gr1" draw:text-style-name="P12" svg:width="5.081cm" svg:height="1.525cm" svg:x="22.606cm" svg:y="5.92cm">
        <draw:text-box>
          <text:p text:style-name="P11"><text:span text:style-name="T21">Capture the joy of coding as you create excellent web solutions.</text:span></text:p>
          <text:p text:style-name="P11"><text:span text:style-name="T21">Enjoy coding. Enjoy Flow.</text:span></text:p>
        </draw:text-box>
      </draw:frame>
      <text:h text:style-name="Heading_20_1" text:outline-level="1">Flow Coding Guidelines <text:span text:style-name="T19">(PSR-2) </text:span>on one page</text:h>
      <text:p text:style-name="P1"/>
      <text:section text:style-name="Sect1" text:name="CodeBlock">
        <text:p text:style-name="Code_20_Base"><text:span text:style-name="Code_20_Bracket">&lt;?php</text:span></text:p>
        <text:p text:style-name="Code_20_Base"><text:span text:style-name="Code_20_Keyword"><text:span text:style-name="T1">namespace</text:span></text:span><text:span text:style-name="T1"> Acme\TestPackage</text:span><text:span text:style-name="Code_20_Semicolon"><text:span text:style-name="T1">;</text:span></text:span></text:p>
        <text:p text:style-name="Code_20_Comment"><text:span text:style-name="Code_20_Semicolon"><text:span text:style-name="T1"/></text:span></text:p>
        <text:p text:style-name="Code_20_Comment">/* <text:s text:c="71"/>*</text:p>
        <text:p text:style-name="Code_20_Comment"><text:s/>* This script belongs to the Flow package "<text:span text:style-name="T14">Acme.TestPackage</text:span>". <text:s text:c="11"/>*</text:p>
        <text:p text:style-name="Code_20_Comment"><text:s/>* <text:s text:c="71"/>*</text:p>
        <text:p text:style-name="P8"><text:s/>* <text:span text:style-name="T20">It is free software; you can redistribute it and/or modify it under</text:span> <text:s text:c="3"/>*</text:p>
        <text:p text:style-name="P8"><text:s/>* <text:span text:style-name="T20">the terms of the MIT license. <text:s text:c="38"/></text:span><text:s text:c="3"/>*</text:p>
        <text:p text:style-name="Code_20_Comment"><text:s/>* <text:s text:c="71"/>*/</text:p>
        <text:p text:style-name="Code_20_Base"/>
        <text:p text:style-name="Code_20_Base"><text:span text:style-name="Code_20_Keyword">use</text:span> Acme\TestPackage\Service\FooGenerator<text:span text:style-name="Code_20_Semicolon">;</text:span></text:p>
        <text:p text:style-name="Code_20_Base"><text:span text:style-name="Code_20_Keyword">use</text:span> TYPO3\Flow\Annotations <text:span text:style-name="Code_20_Keyword">as</text:span> Flow<text:span text:style-name="Code_20_Semicolon">;</text:span></text:p>
        <text:p text:style-name="Code_20_Base"/>
        <text:p text:style-name="Code_20_Comment">/**</text:p>
        <text:p text:style-name="Code_20_Comment"><text:s/>* Here goes the description of the class. It should explain what the main</text:p>
        <text:p text:style-name="Code_20_Comment"><text:s/>* purpose of this class is...</text:p>
        <text:p text:style-name="Code_20_Comment"><text:s/>*</text:p>
        <text:p text:style-name="Code_20_Comment"><text:s/>* <text:span text:style-name="Code_20_Comment_20_Keyword">@Flow\Scope</text:span>(<text:span text:style-name="Code_20_Value">”singleton”</text:span>)</text:p>
        <text:p text:style-name="Code_20_Comment"><text:span text:style-name="T13"><text:s/></text:span><text:span text:style-name="T1">*/</text:span></text:p>
        <text:p text:style-name="P9"><text:span text:style-name="Code_20_Keyword"><text:span text:style-name="T1">class</text:span></text:span><text:span text:style-name="T1"> UniverseAnalyzer </text:span><text:span text:style-name="Code_20_Keyword"><text:span text:style-name="T1">extends</text:span></text:span><text:span text:style-name="T1"> BaseClass </text:span><text:span text:style-name="Code_20_Keyword"><text:span text:style-name="T1">implements</text:span></text:span><text:span text:style-name="T1"> SomeInterface </text:span></text:p>
        <text:p text:style-name="P9"><text:span text:style-name="Code_20_Bracket"><text:span text:style-name="T1">{</text:span></text:span></text:p>
        <text:p text:style-name="Code_20_Base"/>
        <text:p text:style-name="Code_20_Comment"><text:span text:style-name="T9"><text:s text:c="4"/></text:span><text:span text:style-name="T1">/**</text:span></text:p>
        <text:p text:style-name="P6"><text:span text:style-name="T9"><text:s text:c="4"/></text:span><text:s/>* Some injected dependency</text:p>
        <text:p text:style-name="P6"><text:span text:style-name="T9"><text:s text:c="4"/></text:span><text:s/>*</text:p>
        <text:p text:style-name="P6"><text:span text:style-name="T9"><text:s text:c="4"/></text:span><text:span text:style-name="T1"><text:s/>* </text:span><text:span text:style-name="Code_20_Comment_20_Keyword"><text:span text:style-name="T1">@Flow\Inject</text:span></text:span></text:p>
        <text:p text:style-name="P6"><text:span text:style-name="T9"><text:s text:c="4"/></text:span><text:span text:style-name="T1"><text:s/>* </text:span><text:span text:style-name="Code_20_Comment_20_Keyword"><text:span text:style-name="T1">@var</text:span></text:span><text:span text:style-name="T1"> FooGenerator</text:span></text:p>
        <text:p text:style-name="P6"><text:span text:style-name="T9"><text:s text:c="4"/></text:span><text:s/>*/</text:p>
        <text:p text:style-name="P9"><text:span text:style-name="Code_20_Keyword"><text:span text:style-name="T9"><text:s text:c="4"/></text:span></text:span><text:span text:style-name="Code_20_Keyword"><text:span text:style-name="T1">protected</text:span></text:span><text:span text:style-name="T1"> </text:span><text:span text:style-name="Code_20_Variable"><text:span text:style-name="T1">$someDependency</text:span></text:span><text:span text:style-name="T1"> </text:span><text:span text:style-name="Code_20_Keyword"><text:span text:style-name="T1">=</text:span></text:span><text:span text:style-name="T1"> </text:span><text:span text:style-name="Code_20_Keyword"><text:span text:style-name="T7">null</text:span></text:span><text:span text:style-name="Code_20_Semicolon"><text:span text:style-name="T1">;</text:span></text:span></text:p>
        <text:p text:style-name="Code_20_Base"/>
        <text:p text:style-name="P6"><text:span text:style-name="T9"><text:s text:c="4"/></text:span><text:span text:style-name="T1">/**</text:span></text:p>
        <text:p text:style-name="P6"><text:span text:style-name="T9"><text:s text:c="4"/></text:span><text:s/>* Shows if you are addicted to Flow</text:p>
        <text:p text:style-name="P6"><text:span text:style-name="T9"><text:s text:c="4"/></text:span><text:s/>*</text:p>
        <text:p text:style-name="P6"><text:span text:style-name="T9"><text:s text:c="4"/></text:span><text:span text:style-name="T1"><text:s/>* </text:span><text:span text:style-name="Code_20_Comment_20_Keyword"><text:span text:style-name="T1">@var</text:span></text:span><text:span text:style-name="T1"> boolean</text:span></text:p>
        <text:p text:style-name="P6"><text:span text:style-name="T9"><text:s text:c="4"/></text:span><text:s/>*/</text:p>
        <text:p text:style-name="P9"><text:span text:style-name="Code_20_Keyword"><text:span text:style-name="T10"><text:s text:c="4"/></text:span></text:span><text:span text:style-name="Code_20_Keyword"><text:span text:style-name="T2">static</text:span></text:span><text:span text:style-name="T2"> </text:span><text:span text:style-name="Code_20_Keyword"><text:span text:style-name="T1">protected</text:span></text:span><text:span text:style-name="T1"> </text:span><text:span text:style-name="Code_20_Variable"><text:span text:style-name="T1">$addictedToFlow</text:span></text:span><text:span text:style-name="T1"> </text:span><text:span text:style-name="Code_20_Keyword"><text:span text:style-name="T1">=</text:span></text:span><text:span text:style-name="T1"> </text:span><text:span text:style-name="Code_20_Keyword"><text:span text:style-name="T7">true</text:span></text:span><text:span text:style-name="Code_20_Semicolon"><text:span text:style-name="T1">;</text:span></text:span></text:p>
        <text:p text:style-name="P3"/>
        <text:p text:style-name="P7"><text:span text:style-name="T12"><text:s text:c="4"/></text:span>/**</text:p>
        <text:p text:style-name="P6"><text:span text:style-name="T9"><text:s text:c="4"/></text:span><text:s/>* Shows if you are <text:span text:style-name="T15">a fan of</text:span> Flow</text:p>
        <text:p text:style-name="P6"><text:span text:style-name="T9"><text:s text:c="4"/></text:span><text:s/>*</text:p>
        <text:p text:style-name="P6"><text:span text:style-name="T9"><text:s text:c="4"/></text:span><text:span text:style-name="T1"><text:s/>* </text:span><text:span text:style-name="Code_20_Comment_20_Keyword"><text:span text:style-name="T1">@var</text:span></text:span><text:span text:style-name="T1"> boolean</text:span></text:p>
        <text:p text:style-name="P6"><text:span text:style-name="T9"><text:s text:c="4"/></text:span><text:s/>*/</text:p>
        <text:p text:style-name="P9"><text:span text:style-name="Code_20_Keyword"><text:span text:style-name="T9"><text:s text:c="4"/></text:span></text:span><text:span text:style-name="Code_20_Keyword"><text:span text:style-name="T1">protected</text:span></text:span><text:span text:style-name="T1"> </text:span><text:span text:style-name="Code_20_Variable"><text:span text:style-name="T1">$</text:span></text:span><text:span text:style-name="Code_20_Variable"><text:span text:style-name="T2">fanOf</text:span></text:span><text:span text:style-name="Code_20_Variable"><text:span text:style-name="T1">Flow</text:span></text:span><text:span text:style-name="Code_20_Semicolon"><text:span text:style-name="T1">;</text:span></text:span></text:p>
        <text:p text:style-name="P2"><text:span text:style-name="Code_20_Semicolon"><text:span text:style-name="T1"/></text:span></text:p>
        <text:p text:style-name="P6"><text:span text:style-name="T9"><text:s text:c="4"/></text:span><text:span text:style-name="T1">/**</text:span></text:p>
        <text:p text:style-name="P6"><text:span text:style-name="T9"><text:s text:c="4"/></text:span><text:s/>* A great method which shows how to indent control structures.</text:p>
        <text:p text:style-name="P6"><text:span text:style-name="T9"><text:s text:c="4"/></text:span><text:s/>*</text:p>
        <text:p text:style-name="P6"><text:span text:style-name="T9"><text:s text:c="4"/></text:span><text:span text:style-name="T1"><text:s/>* </text:span><text:span text:style-name="Code_20_Comment_20_Keyword"><text:span text:style-name="T1">@param</text:span></text:span><text:span text:style-name="T1"> MyClass $object An instance of MyClass</text:span></text:p>
        <text:p text:style-name="P6"><text:span text:style-name="T9"><text:s text:c="4"/></text:span><text:span text:style-name="T1"><text:s/>* </text:span><text:span text:style-name="Code_20_Comment_20_Keyword"><text:span text:style-name="T1">@param</text:span></text:span><text:span text:style-name="T1"> array $someArray Some array</text:span></text:p>
        <text:p text:style-name="P6"><text:span text:style-name="T9"><text:s text:c="4"/></text:span><text:span text:style-name="T1"><text:s/>* </text:span><text:span text:style-name="Code_20_Comment_20_Keyword"><text:span text:style-name="T1">@return</text:span></text:span><text:span text:style-name="T1"> void</text:span></text:p>
        <text:p text:style-name="P6"><text:span text:style-name="T9"><text:s text:c="4"/></text:span><text:span text:style-name="T1"><text:s/></text:span><text:span text:style-name="T4">* </text:span><text:span text:style-name="Code_20_Comment_20_Keyword"><text:span text:style-name="T4">@throws</text:span></text:span><text:span text:style-name="T4"> </text:span><text:span text:style-name="T5">\</text:span><text:span text:style-name="T4">Exception</text:span></text:p>
        <text:p text:style-name="P6"><text:span text:style-name="T9"><text:s text:c="4"/></text:span><text:span text:style-name="T13"><text:s/></text:span><text:span text:style-name="T1">*/</text:span></text:p>
        <text:p text:style-name="P9"><text:span text:style-name="Code_20_Keyword"><text:span text:style-name="T9"><text:s text:c="4"/></text:span></text:span><text:span text:style-name="Code_20_Keyword"><text:span text:style-name="T1">public</text:span></text:span><text:span text:style-name="T1"> </text:span><text:span text:style-name="Code_20_Keyword"><text:span text:style-name="T1">function</text:span></text:span><text:span text:style-name="T1"> analyzeUniverse</text:span><text:span text:style-name="Code_20_Bracket"><text:span text:style-name="T1">(</text:span></text:span><text:span text:style-name="T1">MyClass </text:span><text:span text:style-name="Code_20_Variable"><text:span text:style-name="T1">$object</text:span></text:span><text:span text:style-name="Code_20_Semicolon"><text:span text:style-name="T1">,</text:span></text:span><text:span text:style-name="T1"> </text:span><text:span text:style-name="Code_20_Keyword"><text:span text:style-name="T6">array</text:span></text:span><text:span text:style-name="T6"> </text:span><text:span text:style-name="Code_20_Variable"><text:span text:style-name="T1">$</text:span></text:span><text:span text:style-name="Code_20_Variable"><text:span text:style-name="T3">someArray</text:span></text:span><text:span text:style-name="T3"> </text:span><text:span text:style-name="Code_20_Keyword"><text:span text:style-name="T4">=</text:span></text:span><text:span text:style-name="T4"> </text:span><text:span text:style-name="Code_20_Bracket"><text:span text:style-name="T7">[]</text:span></text:span><text:span text:style-name="Code_20_Bracket"><text:span text:style-name="T1">)</text:span></text:span><text:span text:style-name="T1"> </text:span></text:p>
        <text:p text:style-name="P9"><text:span text:style-name="Code_20_Bracket"><text:span text:style-name="T9"><text:s text:c="4"/></text:span></text:span><text:span text:style-name="Code_20_Bracket"><text:span text:style-name="T1">{</text:span></text:span></text:p>
        <text:p text:style-name="P9"><text:span text:style-name="Code_20_Variable"><text:span text:style-name="T9"><text:s text:c="8"/></text:span></text:span><text:span text:style-name="Code_20_Variable"><text:span text:style-name="T1">$subObjects</text:span></text:span><text:span text:style-name="T1"> = </text:span><text:span text:style-name="Code_20_Variable"><text:span text:style-name="T1">$object</text:span></text:span><text:span text:style-name="T1">-&gt;getSubObjects</text:span><text:span text:style-name="Code_20_Bracket"><text:span text:style-name="T1">()</text:span></text:span><text:span text:style-name="Code_20_Semicolon"><text:span text:style-name="T1">;</text:span></text:span></text:p>
        <text:p text:style-name="P9"><text:span text:style-name="Code_20_Keyword"><text:span text:style-name="T9"><text:s text:c="8"/></text:span></text:span><text:span text:style-name="Code_20_Keyword"><text:span text:style-name="T1">foreach</text:span></text:span><text:span text:style-name="T1"> </text:span><text:span text:style-name="Code_20_Bracket"><text:span text:style-name="T1">(</text:span></text:span><text:span text:style-name="Code_20_Variable"><text:span text:style-name="T1">$subObjects</text:span></text:span><text:span text:style-name="T1"> </text:span><text:span text:style-name="Code_20_Keyword"><text:span text:style-name="T1">as</text:span></text:span><text:span text:style-name="T1"> </text:span><text:span text:style-name="Code_20_Variable"><text:span text:style-name="T1">$subObject</text:span></text:span><text:span text:style-name="Code_20_Bracket"><text:span text:style-name="T1">) {</text:span></text:span></text:p>
        <text:p text:style-name="P9"><text:span text:style-name="T9"><text:s text:c="12"/></text:span><text:span text:style-name="T1">/** </text:span><text:span text:style-name="Code_20_Comment_20_Keyword"><text:span text:style-name="T1">@var</text:span></text:span><text:span text:style-name="T1"> $s</text:span><text:span text:style-name="T3">u</text:span><text:span text:style-name="T1">bObject MySubClass */</text:span></text:p>
        <text:p text:style-name="P9"><text:span text:style-name="Code_20_Variable"><text:span text:style-name="T9"><text:s text:c="12"/></text:span></text:span><text:span text:style-name="Code_20_Variable"><text:span text:style-name="T1">$subObject</text:span></text:span><text:span text:style-name="T1">-&gt;doSomethingCool</text:span><text:span text:style-name="Code_20_Bracket"><text:span text:style-name="T1">()</text:span></text:span><text:span text:style-name="Code_20_Semicolon"><text:span text:style-name="T1">;</text:span></text:span></text:p>
        <text:p text:style-name="P9"><text:span text:style-name="Code_20_Bracket"><text:span text:style-name="T9"><text:s text:c="8"/></text:span></text:span><text:span text:style-name="Code_20_Bracket"><text:span text:style-name="T1">}</text:span></text:span></text:p>
        <text:p text:style-name="P9"><text:span text:style-name="Code_20_Keyword"><text:span text:style-name="T9"><text:s text:c="8"/></text:span></text:span><text:span text:style-name="Code_20_Keyword"><text:span text:style-name="T1">if</text:span></text:span><text:span text:style-name="T1"> </text:span><text:span text:style-name="Code_20_Bracket"><text:span text:style-name="T1">(</text:span></text:span><text:span text:style-name="Code_20_Keyword"><text:span text:style-name="T1">isset</text:span></text:span><text:span text:style-name="Code_20_Bracket"><text:span text:style-name="T1">(</text:span></text:span><text:span text:style-name="Code_20_Variable"><text:span text:style-name="T1">$</text:span></text:span><text:span text:style-name="Code_20_Variable"><text:span text:style-name="T3">someArray</text:span></text:span><text:span text:style-name="Code_20_Bracket"><text:span text:style-name="T1">[</text:span></text:span><text:span text:style-name="Code_20_Value"><text:span text:style-name="T1">'question'</text:span></text:span><text:span text:style-name="Code_20_Bracket"><text:span text:style-name="T1">])</text:span></text:span></text:p>
        <text:p text:style-name="P10"><text:span text:style-name="Code_20_Keyword"><text:span text:style-name="T9"><text:s text:c="12"/></text:span></text:span><text:span text:style-name="Code_20_Keyword"><text:span text:style-name="T1">&amp;&amp;</text:span></text:span><text:span text:style-name="T1"> </text:span><text:span text:style-name="Code_20_Variable"><text:span text:style-name="T1">$this</text:span></text:span><text:span text:style-name="T1">-&gt;answerToEverything </text:span><text:span text:style-name="Code_20_Keyword"><text:span text:style-name="T1">===</text:span></text:span><text:span text:style-name="T1"> 42</text:span></text:p>
        <text:p text:style-name="P10"><text:span text:style-name="T1"><text:s text:c="12"/></text:span><text:span text:style-name="Code_20_Keyword"><text:span text:style-name="T8">|| count</text:span></text:span><text:span text:style-name="Code_20_Bracket"><text:span text:style-name="T8">(</text:span></text:span><text:span text:style-name="Code_20_Variable"><text:span text:style-name="T8">$someArray</text:span></text:span><text:span text:style-name="Code_20_Bracket"><text:span text:style-name="T8">)</text:span></text:span><text:span text:style-name="T8"> </text:span><text:span text:style-name="Code_20_Keyword"><text:span text:style-name="T8">&gt;</text:span></text:span><text:span text:style-name="T8"> 3</text:span><text:span text:style-name="T1"> </text:span><text:span text:style-name="Code_20_Bracket"><text:span text:style-name="T1">{</text:span></text:span></text:p>
        <text:p text:style-name="P9"><text:span text:style-name="Code_20_Variable"><text:span text:style-name="T9"><text:s text:c="16"/></text:span></text:span><text:span text:style-name="Code_20_Variable"><text:span text:style-name="T1">$this</text:span></text:span><text:span text:style-name="T1">-&gt;fanOfFlow </text:span><text:span text:style-name="Code_20_Keyword"><text:span text:style-name="T1">=</text:span></text:span><text:span text:style-name="T1"> </text:span><text:span text:style-name="Code_20_Keyword"><text:span text:style-name="T7">true</text:span></text:span><text:span text:style-name="Code_20_Semicolon"><text:span text:style-name="T1">;</text:span></text:span></text:p>
        <text:p text:style-name="P9"><text:span text:style-name="Code_20_Bracket"><text:span text:style-name="T9"><text:s text:c="8"/></text:span></text:span><text:span text:style-name="Code_20_Bracket"><text:span text:style-name="T1">}</text:span></text:span><text:span text:style-name="T1"> else </text:span><text:span text:style-name="Code_20_Bracket"><text:span text:style-name="T1">{</text:span></text:span></text:p>
        <text:p text:style-name="P9"><text:span text:style-name="Code_20_Keyword"><text:span text:style-name="T9"><text:s text:c="12"/></text:span></text:span><text:span text:style-name="Code_20_Keyword"><text:span text:style-name="T1">throw</text:span></text:span><text:span text:style-name="T1"> </text:span><text:span text:style-name="Code_20_Keyword"><text:span text:style-name="T1">new</text:span></text:span><text:span text:style-name="T1"> </text:span><text:span text:style-name="T5">\</text:span><text:span text:style-name="T1">Exception</text:span><text:span text:style-name="Code_20_Bracket"><text:span text:style-name="T1">(</text:span></text:span><text:span text:style-name="Code_20_Value"><text:span text:style-name="T1">'We cannot tolerate that.'</text:span></text:span><text:span text:style-name="Code_20_Semicolon"><text:span text:style-name="T1">,</text:span></text:span><text:span text:style-name="T1"> </text:span><text:span text:style-name="Code_20_Value"><text:span text:style-name="T1">1223391710</text:span></text:span><text:span text:style-name="Code_20_Bracket"><text:span text:style-name="T1">)</text:span></text:span><text:span text:style-name="Code_20_Semicolon"><text:span text:style-name="T1">;</text:span></text:span></text:p>
        <text:p text:style-name="P9"><text:span text:style-name="Code_20_Bracket"><text:span text:style-name="T9"><text:s text:c="8"/></text:span></text:span><text:span text:style-name="Code_20_Bracket">}</text:span></text:p>
        <text:p text:style-name="P9"><text:span text:style-name="Code_20_Bracket"><text:span text:style-name="T9"><text:s text:c="4"/></text:span></text:span><text:span text:style-name="Code_20_Bracket">}</text:span></text:p>
        <text:p text:style-name="Code_20_Base"/>
        <text:p text:style-name="P6"><text:span text:style-name="T9"><text:s text:c="4"/></text:span><text:span text:style-name="T1">/**</text:span></text:p>
        <text:p text:style-name="P6"><text:span text:style-name="T9"><text:s text:c="4"/></text:span><text:s/>* This is a setter for the fanOfFlow property.</text:p>
        <text:p text:style-name="P6"><text:span text:style-name="T9"><text:s text:c="4"/></text:span><text:s/>*</text:p>
        <text:p text:style-name="P6"><text:span text:style-name="T9"><text:s text:c="4"/></text:span><text:span text:style-name="T1"><text:s/>* </text:span><text:span text:style-name="Code_20_Comment_20_Keyword"><text:span text:style-name="T1">@param</text:span></text:span><text:span text:style-name="T1"> boolean $isFan Pass </text:span><text:span text:style-name="T8">true</text:span><text:span text:style-name="T1"> to mark a fan, </text:span><text:span text:style-name="T8">false</text:span><text:span text:style-name="T1"> for a Zend follower</text:span></text:p>
        <text:p text:style-name="P6"><text:span text:style-name="T9"><text:s text:c="4"/></text:span><text:span text:style-name="T1"><text:s/>* </text:span><text:span text:style-name="Code_20_Comment_20_Keyword"><text:span text:style-name="T1">@return</text:span></text:span><text:span text:style-name="T1"> </text:span><text:span text:style-name="T5">mixed</text:span></text:p>
        <text:p text:style-name="P6"><text:span text:style-name="T9"><text:s text:c="4"/></text:span><text:s/>*/</text:p>
        <text:p text:style-name="P10"><text:span text:style-name="Code_20_Keyword"><text:span text:style-name="T9"><text:s text:c="4"/></text:span></text:span><text:span text:style-name="Code_20_Keyword"><text:span text:style-name="T1">public</text:span></text:span><text:span text:style-name="T1"> </text:span><text:span text:style-name="Code_20_Keyword"><text:span text:style-name="T1">function</text:span></text:span><text:span text:style-name="T1"> set</text:span><text:span text:style-name="T2">FanOf</text:span><text:span text:style-name="T1">Flow</text:span><text:span text:style-name="Code_20_Bracket"><text:span text:style-name="T1">(</text:span></text:span><text:span text:style-name="Code_20_Variable"><text:span text:style-name="T1">$isFan</text:span></text:span><text:span text:style-name="Code_20_Bracket"><text:span text:style-name="T1">)</text:span></text:span></text:p>
        <text:p text:style-name="P10"><text:span text:style-name="Code_20_Bracket"><text:span text:style-name="T1"><text:s text:c="4"/>{</text:span></text:span></text:p>
        <text:p text:style-name="P9"><text:span text:style-name="Code_20_Variable"><text:span text:style-name="T9"><text:s text:c="8"/></text:span></text:span><text:span text:style-name="Code_20_Variable"><text:span text:style-name="T1">$this</text:span></text:span><text:span text:style-name="T1">-&gt;</text:span><text:span text:style-name="T2">fanOfFlow</text:span><text:span text:style-name="T1"> = </text:span><text:span text:style-name="Code_20_Variable"><text:span text:style-name="T1">$isFan</text:span></text:span><text:span text:style-name="Code_20_Semicolon"><text:span text:style-name="T1">;</text:span></text:span></text:p>
        <text:p text:style-name="P9"><text:span text:style-name="Code_20_Bracket"><text:span text:style-name="T9"><text:s text:c="4"/></text:span></text:span><text:span text:style-name="Code_20_Bracket">}</text:span></text:p>
        <text:p text:style-name="Code_20_Base"/>
        <text:p text:style-name="P6"><text:span text:style-name="T9"><text:s text:c="4"/></text:span><text:span text:style-name="T1">/**</text:span></text:p>
        <text:p text:style-name="P6"><text:span text:style-name="T9"><text:s text:c="4"/></text:span><text:s/>* As simple as it gets – a boolean getter.</text:p>
        <text:p text:style-name="P6"><text:span text:style-name="T9"><text:s text:c="4"/></text:span><text:s/>*</text:p>
        <text:p text:style-name="P6"><text:span text:style-name="T9"><text:s text:c="4"/></text:span><text:span text:style-name="T1"><text:s/>* </text:span><text:span text:style-name="Code_20_Comment_20_Keyword"><text:span text:style-name="T1">@return</text:span></text:span><text:span text:style-name="T1"> boolean Whether a foo was detected (TRUE) or not (FALSE)</text:span></text:p>
        <text:p text:style-name="P6"><text:span text:style-name="T9"><text:s text:c="4"/></text:span><text:span text:style-name="T1"><text:s/>* </text:span><text:span text:style-name="Code_20_Comment_20_Keyword"><text:span text:style-name="T1">@api</text:span></text:span></text:p>
        <text:p text:style-name="P6"><text:span text:style-name="T9"><text:s text:c="4"/></text:span><text:s/>*/</text:p>
        <text:p text:style-name="P10"><text:span text:style-name="Code_20_Keyword"><text:span text:style-name="T9"><text:s text:c="4"/></text:span></text:span><text:span text:style-name="Code_20_Keyword"><text:span text:style-name="T11">public </text:span></text:span><text:span text:style-name="Code_20_Keyword"><text:span text:style-name="T1">static</text:span></text:span><text:span text:style-name="T1"> </text:span><text:span text:style-name="Code_20_Keyword"><text:span text:style-name="T1">function</text:span></text:span><text:span text:style-name="T1"> </text:span><text:span text:style-name="T2">isAddictedToFlow</text:span><text:span text:style-name="Code_20_Bracket"><text:span text:style-name="T1">()</text:span></text:span><text:span text:style-name="T1"> </text:span></text:p>
        <text:p text:style-name="P10"><text:span text:style-name="Code_20_Bracket"><text:span text:style-name="T1"><text:s text:c="4"/>{</text:span></text:span></text:p>
        <text:p text:style-name="P9"><text:span text:style-name="Code_20_Keyword"><text:span text:style-name="T9"><text:s text:c="8"/></text:span></text:span><text:span text:style-name="Code_20_Keyword"><text:span text:style-name="T1">return</text:span></text:span><text:span text:style-name="T1"> </text:span><text:span text:style-name="Code_20_Keyword"><text:span text:style-name="T1">self::</text:span></text:span><text:span text:style-name="Code_20_Variable"><text:span text:style-name="T1">$</text:span></text:span><text:span text:style-name="Code_20_Variable"><text:span text:style-name="T2">addictedToFlow</text:span></text:span><text:span text:style-name="Code_20_Semicolon"><text:span text:style-name="T1">;</text:span></text:span></text:p>
        <text:p text:style-name="P9"><text:span text:style-name="Code_20_Bracket"><text:span text:style-name="T9"><text:s text:c="4"/></text:span></text:span><text:span text:style-name="Code_20_Bracket">}</text:span></text:p>
        <text:p text:style-name="Code_20_Base"/>
        <text:p text:style-name="Code_20_Base"><text:span text:style-name="Code_20_Bracket">}</text:span></text:p>
        <text:p text:style-name="Code_20_Base"><text:span text:style-name="Code_20_Bracket"/></text:p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OpenSymbol" svg:font-family="OpenSymbol"/>
    <style:font-face style:name="Tahoma3" svg:font-family="Tahoma"/>
    <style:font-face style:name="Share-TechMono" svg:font-family="Share-TechMono" style:font-adornments="Regular" style:font-pitch="fixed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adornments="Regular" style:font-pitch="variable"/>
    <style:font-face style:name="Share-Regular1" svg:font-family="Share-Regular" style:font-pitch="variable"/>
    <style:font-face style:name="Share-Regular" svg:font-family="Share-Regular" style:font-adornments="Regular" style:font-pitch="variable"/>
    <style:font-face style:name="Share-TechMono1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>
        <style:tab-stops>
          <style:tab-stop style:position="0.762cm"/>
          <style:tab-stop style:position="1.524cm"/>
          <style:tab-stop style:position="2.286cm"/>
          <style:tab-stop style:position="3.048cm"/>
        </style:tab-stops>
      </style:paragraph-properties>
      <style:text-properties fo:color="#000000" style:font-name="Share-TechMono" fo:font-family="Share-TechMono" style:font-style-name="Regular" style:font-pitch="fixed" fo:font-size="9pt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08cm" fo:margin-bottom="0.508cm" loext:contextual-spacing="false" fo:keep-with-next="always">
        <style:tab-stops>
          <style:tab-stop style:position="0.762cm"/>
          <style:tab-stop style:position="1.524cm"/>
          <style:tab-stop style:position="2.286cm"/>
          <style:tab-stop style:position="3.048cm"/>
        </style:tab-stops>
      </style:paragraph-properties>
      <style:text-properties style:font-name="Share-Bold" fo:font-family="Share-Bold" style:font-style-name="Regular" style:font-pitch="variable" fo:font-size="24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hidden="true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_20_Comment" style:display-name="Code Comment" style:family="paragraph" style:parent-style-name="Code_20_Base" style:class="text">
      <style:paragraph-properties style:shadow="none">
        <style:tab-stops>
          <style:tab-stop style:position="0.762cm"/>
          <style:tab-stop style:position="1.524cm"/>
          <style:tab-stop style:position="2.286cm"/>
          <style:tab-stop style:position="3.048cm"/>
        </style:tab-stops>
      </style:paragraph-properties>
      <style:text-properties fo:color="#4070a0" style:font-name="Share-TechMono" fo:font-family="Share-TechMono" style:font-style-name="Regular" style:font-pitch="fixed" fo:font-size="9pt"/>
    </style:style>
    <style:style style:name="Heading_20_4" style:display-name="Heading 4" style:family="paragraph" style:hidden="true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Code_20_Base" style:display-name="Code Base" style:family="paragraph" style:parent-style-name="Standard" style:next-style-name="Code_20_Comment">
      <style:text-properties fo:color="#51515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font-name="Share-Regular" fo:font-family="Share-Regular" style:font-style-name="Regular" style:font-pitch="variable" fo:font-size="10pt" fo:language="en" fo:country="GB" style:text-underline-style="none" style:font-name-complex="Arial" style:font-family-complex="Arial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ode_20_Keyword" style:display-name="Code Keyword" style:family="text">
      <style:text-properties fo:color="#006f20" style:font-name="Share-TechMono" fo:font-family="Share-TechMono" style:font-style-name="Regular" style:font-pitch="fixed" fo:font-size="9pt" fo:font-style="normal" fo:font-weight="bold"/>
    </style:style>
    <style:style style:name="Code_20_Variable" style:display-name="Code Variable" style:family="text">
      <style:text-properties fo:color="#bb60d5" style:font-name="Share-TechMono" fo:font-family="Share-TechMono" style:font-style-name="Regular" style:font-pitch="fixed" fo:font-size="9pt"/>
    </style:style>
    <style:style style:name="Code_20_Bracket" style:display-name="Code Bracket" style:family="text">
      <style:text-properties fo:color="#8c8c8c" style:font-name="Share-TechMono" fo:font-family="Share-TechMono" style:font-style-name="Regular" style:font-pitch="fixed" fo:font-size="9pt"/>
    </style:style>
    <style:style style:name="Code_20_Semicolon" style:display-name="Code Semicolon" style:family="text" style:parent-style-name="Code_20_Bracket">
      <style:text-properties fo:color="#515151"/>
    </style:style>
    <style:style style:name="Code_20_Comment_20_Keyword" style:display-name="Code Comment Keyword" style:family="text" style:parent-style-name="Code_20_Keyword">
      <style:text-properties fo:color="#4070a0" fo:font-style="normal" fo:font-weight="bold"/>
    </style:style>
    <style:style style:name="Code_20_Value" style:display-name="Code Value" style:family="text" style:parent-style-name="Code_20_Keyword">
      <style:text-properties fo:color="#0e84b5" fo:font-weight="normal"/>
    </style:style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run-through" style:number-wrapped-paragraphs="no-limit" style:vertical-pos="top" style:vertical-rel="paragraph-content" style:horizontal-pos="center" style:horizontal-rel="paragraph-content" draw:fill="none" draw:fill-color="#ffffff" fo:padding="0.15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42.01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07T18:20:49</meta:creation-date>
    <dc:date>2015-09-23T18:11:13.557997000</dc:date>
    <meta:editing-duration>PT4H12M36S</meta:editing-duration>
    <meta:editing-cycles>48</meta:editing-cycles>
    <meta:generator>LibreOffice/4.4.2.2$MacOSX_X86_64 LibreOffice_project/c4c7d32d0d49397cad38d62472b0bc8acff48dd6</meta:generator>
    <meta:document-statistic meta:table-count="0" meta:image-count="0" meta:object-count="0" meta:page-count="1" meta:paragraph-count="84" meta:word-count="307" meta:character-count="2678" meta:non-whitespace-character-count="1811"/>
    <meta:user-defined meta:name="Info 1"/>
    <meta:user-defined meta:name="Info 2"/>
    <meta:user-defined meta:name="Info 3"/>
    <meta:user-defined meta:name="Info 4"/>
  </office:meta>
</office:document-meta>
</file>